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paragraph-rsid="00111a6e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Header">
      <style:text-properties officeooo:paragraph-rsid="000fa136"/>
    </style:style>
    <style:style style:name="P4" style:family="paragraph" style:parent-style-name="Text_20_body">
      <style:text-properties style:font-name="sans-serif" fo:font-size="11pt" fo:font-weight="bold" officeooo:rsid="00111a6e" officeooo:paragraph-rsid="00111a6e" style:font-weight-asian="bold" style:font-weight-complex="bold" loext:padding="0in" loext:border="none"/>
    </style:style>
    <style:style style:name="P5" style:family="paragraph" style:parent-style-name="Text_20_body" style:list-style-name="L1">
      <style:text-properties style:font-name="sans-serif" fo:font-size="11pt" fo:font-weight="bold" officeooo:rsid="00111a6e" officeooo:paragraph-rsid="00111a6e" style:font-weight-asian="bold" style:font-weight-complex="bold" loext:padding="0in" loext:border="none"/>
    </style:style>
    <style:style style:name="P6" style:family="paragraph" style:parent-style-name="Text_20_body">
      <style:text-properties style:font-name="sans-serif" fo:font-size="11pt" fo:font-weight="bold" officeooo:rsid="00111a6e" officeooo:paragraph-rsid="0012687e" style:font-weight-asian="bold" style:font-weight-complex="bold" loext:padding="0in" loext:border="none"/>
    </style:style>
    <style:style style:name="P7" style:family="paragraph" style:parent-style-name="Text_20_body">
      <style:text-properties style:font-name="sans-serif" fo:font-size="11pt" fo:font-weight="normal" officeooo:rsid="00111a6e" officeooo:paragraph-rsid="00111a6e" style:font-weight-asian="normal" style:font-weight-complex="normal" loext:padding="0in" loext:border="none"/>
    </style:style>
    <style:style style:name="P8" style:family="paragraph" style:parent-style-name="Text_20_body" style:list-style-name="L2">
      <style:text-properties style:font-name="sans-serif" fo:font-size="11pt" fo:font-weight="normal" officeooo:rsid="00111a6e" officeooo:paragraph-rsid="00111a6e" style:font-weight-asian="normal" style:font-weight-complex="normal" loext:padding="0in" loext:border="none"/>
    </style:style>
    <style:style style:name="P9" style:family="paragraph" style:parent-style-name="Text_20_body">
      <style:text-properties style:font-name="sans-serif" fo:font-size="11pt" fo:font-style="italic" fo:font-weight="bold" officeooo:rsid="00111a6e" officeooo:paragraph-rsid="0012687e" style:font-style-asian="italic" style:font-weight-asian="bold" style:font-style-complex="italic" style:font-weight-complex="bold" loext:padding="0in" loext:border="none"/>
    </style:style>
    <style:style style:name="P10" style:family="paragraph" style:parent-style-name="Text_20_body" style:list-style-name="L1">
      <style:text-properties officeooo:paragraph-rsid="00111a6e"/>
    </style:style>
    <style:style style:name="P11" style:family="paragraph" style:parent-style-name="Text_20_body" style:list-style-name="L1">
      <style:text-properties fo:font-weight="normal" officeooo:rsid="00111a6e" officeooo:paragraph-rsid="00111a6e" style:font-weight-asian="normal" style:font-weight-complex="normal"/>
    </style:style>
    <style:style style:name="P12" style:family="paragraph" style:parent-style-name="Text_20_body" style:list-style-name="L3">
      <style:text-properties officeooo:paragraph-rsid="00111a6e"/>
    </style:style>
    <style:style style:name="P13" style:family="paragraph" style:parent-style-name="Text_20_body" style:list-style-name="L3">
      <style:text-properties style:font-name="Source Code Pro" officeooo:rsid="00111a6e" officeooo:paragraph-rsid="00111a6e"/>
    </style:style>
    <style:style style:name="P14" style:family="paragraph" style:parent-style-name="Text_20_body" style:list-style-name="L3">
      <style:text-properties style:font-name="Source Code Pro" fo:font-weight="normal" officeooo:rsid="00111a6e" officeooo:paragraph-rsid="00111a6e" style:font-weight-asian="normal" style:font-weight-complex="normal"/>
    </style:style>
    <style:style style:name="P15" style:family="paragraph" style:parent-style-name="Text_20_body" style:list-style-name="L3">
      <style:text-properties style:text-position="0% 100%" style:font-name="Source Code Pro" fo:font-size="11pt" fo:font-weight="normal" officeooo:rsid="0012687e" officeooo:paragraph-rsid="0012687e" style:font-weight-asian="normal" style:font-weight-complex="normal" loext:padding="0in" loext:border="none"/>
    </style:style>
    <style:style style:name="P16" style:family="paragraph" style:parent-style-name="Text_20_body" style:list-style-name="L3">
      <style:text-properties style:text-position="0% 100%" style:font-name="monospace" fo:font-size="11pt" officeooo:rsid="00111a6e" officeooo:paragraph-rsid="00111a6e" loext:padding="0in" loext:border="none"/>
    </style:style>
    <style:style style:name="P17" style:family="paragraph" style:parent-style-name="Text_20_body">
      <style:text-properties style:font-name="Carlito" fo:font-size="11pt" officeooo:rsid="0012687e" officeooo:paragraph-rsid="0012687e" style:font-size-asian="10.5pt"/>
    </style:style>
    <style:style style:name="P18" style:family="paragraph" style:parent-style-name="Text_20_body" style:list-style-name="L4">
      <style:text-properties style:font-name="Carlito" fo:font-size="11pt" officeooo:rsid="001cbe0e" officeooo:paragraph-rsid="0012687e" style:font-size-asian="10.5pt"/>
    </style:style>
    <style:style style:name="P19" style:family="paragraph" style:parent-style-name="Text_20_body" style:list-style-name="L4">
      <style:text-properties officeooo:rsid="001cbe0e" officeooo:paragraph-rsid="0012687e"/>
    </style:style>
    <style:style style:name="T1" style:family="text">
      <style:text-properties officeooo:rsid="00111a6e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11a6e" style:font-size-asian="10.5pt"/>
    </style:style>
    <style:style style:name="T4" style:family="text">
      <style:text-properties style:font-name="Carlito" officeooo:rsid="0012687e" style:font-size-asian="10.5pt"/>
    </style:style>
    <style:style style:name="T5" style:family="text">
      <style:text-properties fo:text-transform="uppercase" style:font-name="Caladea" fo:font-size="28pt" fo:font-weight="bold" officeooo:rsid="00111a6e" style:font-name-asian="Source Han Sans CN Regular" style:font-size-asian="28pt" style:font-weight-asian="bold" style:font-name-complex="Lohit Devanagari" style:font-size-complex="28pt" style:font-weight-complex="bold"/>
    </style:style>
    <style:style style:name="T6" style:family="text">
      <style:text-properties style:font-name="sans-serif" fo:font-size="11pt" loext:padding="0in" loext:border="none"/>
    </style:style>
    <style:style style:name="T7" style:family="text">
      <style:text-properties style:font-name="sans-serif" fo:font-size="11pt" fo:font-weight="bold" officeooo:rsid="00111a6e" style:font-weight-asian="bold" style:font-weight-complex="bold" loext:padding="0in" loext:border="none"/>
    </style:style>
    <style:style style:name="T8" style:family="text">
      <style:text-properties style:font-name="sans-serif" fo:font-size="11pt" fo:font-weight="bold" officeooo:rsid="00111a6e" style:font-size-asian="10.5pt" style:font-weight-asian="bold" style:font-weight-complex="bold" loext:padding="0in" loext:border="none"/>
    </style:style>
    <style:style style:name="T9" style:family="text">
      <style:text-properties fo:font-size="11pt" fo:font-weight="bold" style:font-weight-asian="bold" style:font-weight-complex="bold" loext:padding="0in" loext:border="none"/>
    </style:style>
    <style:style style:name="T10" style:family="text">
      <style:text-properties fo:font-size="11pt" fo:font-weight="bold" officeooo:rsid="0012687e" style:font-weight-asian="bold" style:font-weight-complex="bold" loext:padding="0in" loext:border="none"/>
    </style:style>
    <style:style style:name="T11" style:family="text">
      <style:text-properties fo:font-size="11pt" loext:padding="0in" loext:border="none"/>
    </style:style>
    <style:style style:name="T12" style:family="text">
      <style:text-properties style:font-name="monospace"/>
    </style:style>
    <style:style style:name="T13" style:family="text">
      <style:text-properties style:font-name="monospace" fo:font-size="11pt" fo:font-weight="bold" officeooo:rsid="00111a6e" style:font-weight-asian="bold" style:font-weight-complex="bold" loext:padding="0in" loext:border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ize="11pt" loext:padding="0in" loext:border="none"/>
    </style:style>
    <style:style style:name="T17" style:family="text">
      <style:text-properties style:text-position="sub 58%" fo:font-size="11pt" officeooo:rsid="0012687e" loext:padding="0in" loext:border="none"/>
    </style:style>
    <style:style style:name="T18" style:family="text">
      <style:text-properties style:text-position="0% 100%" fo:font-size="11pt" loext:padding="0in" loext:border="none"/>
    </style:style>
    <style:style style:name="T19" style:family="text">
      <style:text-properties style:text-position="0% 100%" fo:font-size="11pt" officeooo:rsid="0012687e" loext:padding="0in" loext:border="none"/>
    </style:style>
    <style:style style:name="T20" style:family="text">
      <style:text-properties style:text-position="0% 100%" style:font-name="monospace" fo:font-size="11pt" fo:font-weight="bold" style:font-weight-asian="bold" style:font-weight-complex="bold" loext:padding="0in" loext:border="none"/>
    </style:style>
    <style:style style:name="T21" style:family="text">
      <style:text-properties fo:color="#c9211e" loext:opacity="100%" fo:font-size="11pt" loext:padding="0in" loext:border="none"/>
    </style:style>
    <style:style style:name="T22" style:family="text">
      <style:text-properties officeooo:rsid="0012687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2687e" style:font-weight-asian="bold" style:font-weight-complex="bold"/>
    </style:style>
    <style:style style:name="T25" style:family="text">
      <style:text-properties officeooo:rsid="001316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Assembly 1 - Worksheet</text:span></text:p>
      <text:p text:style-name="P4">What are the main functions of the CPU?</text:p>
      <text:p text:style-name="P7"><text:tab/>The CPU acts as the brain of the computer. Its job is to fetch, decode and execute <text:tab/>instructions with its use of registers and busses.</text:p>
      <text:p text:style-name="P7"/>
      <text:p text:style-name="P4">What is the main function of the data bus? What are the three main components of a data bus, and what are their functions?</text:p>
      <text:p text:style-name="P7"><text:tab/>The data bus is responsible for handling the connections between registers and main <text:tab/>memory to allow the transfer of data and instructions between each of them.</text:p>
      <text:p text:style-name="P7"><text:tab/>The three components are:</text:p>
      <text:list xml:id="list1031203819" text:style-name="L2">
        <text:list-item>
          <text:p text:style-name="P8">Data lines, to convey bits from one device to another</text:p>
        </text:list-item>
        <text:list-item>
          <text:p text:style-name="P8">Control lines, to determine the direction of data flow, and when each device can access the bus</text:p>
        </text:list-item>
        <text:list-item>
          <text:p text:style-name="P8">Address lines to determine the data source or destination location.</text:p>
        </text:list-item>
      </text:list>
      <text:p text:style-name="P7"/>
      <text:p text:style-name="P4">How many bits are required to address a <text:span text:style-name="T12">4M×16 </text:span>main memory if</text:p>
      <text:list xml:id="list2455548452" text:style-name="L1">
        <text:list-item>
          <text:p text:style-name="P5">Main memory is word-addressable?</text:p>
        </text:list-item>
      </text:list>
      <text:p text:style-name="P4"><text:tab/><text:span text:style-name="T14">A word consists of 2 or more bytes, so at least 16 bits.</text:span></text:p>
      <text:list xml:id="list153825773135880" text:continue-numbering="true" text:style-name="L1">
        <text:list-item>
          <text:p text:style-name="P10"><text:span text:style-name="T7">Main memory is </text:span><text:span text:style-name="T8">byte</text:span><text:span text:style-name="T7">-addressable?</text:span></text:p>
          <text:p text:style-name="P11"><text:span text:style-name="T6">A byte is only 8 bits.</text:span></text:p>
        </text:list-item>
      </text:list>
      <text:p text:style-name="P4"/>
      <text:p text:style-name="P4">How would the following instructions appear in the <text:span text:style-name="T12">IR </text:span>of MARIE? Give your answers in binary and hex.</text:p>
      <text:list xml:id="list912032147" text:style-name="L3">
        <text:list-item>
          <text:p text:style-name="P12"><text:span text:style-name="T13">Load 5</text:span></text:p>
          <text:p text:style-name="P14"><text:span text:style-name="T21">0001</text:span><text:span text:style-name="T11">000000000101</text:span><text:span text:style-name="T16">2</text:span><text:span text:style-name="T18">, 1005</text:span><text:span text:style-name="T16">16</text:span></text:p>
        </text:list-item>
        <text:list-item>
          <text:p text:style-name="P13"><text:span text:style-name="T20">Add 5</text:span></text:p>
          <text:p text:style-name="P14"><text:span text:style-name="T18">0011000000000101</text:span><text:span text:style-name="T16">2</text:span><text:span text:style-name="T18">, </text:span><text:span text:style-name="T19">3005</text:span><text:span text:style-name="T17">16</text:span></text:p>
        </text:list-item>
        <text:list-item>
          <text:p text:style-name="P16"><text:span text:style-name="T24">Halt</text:span></text:p>
        </text:list-item>
        <text:list-item>
          <text:p text:style-name="P15"><text:span text:style-name="T22">0</text:span>111000000000000<text:span text:style-name="T15">2</text:span>, 8000<text:span text:style-name="T15">16</text:span></text:p>
          <text:p text:style-name="P13"><text:soft-page-break/><text:span text:style-name="T9"/></text:p>
        </text:list-item>
      </text:list>
      <text:p text:style-name="P6">Name MARIE’s seven registers, and briefly describe their functions. Explain why, in MARIE, the <text:span text:style-name="T12">MAR </text:span>is only 12 bits wide while the <text:span text:style-name="T12">AC </text:span>is 16 bits wide.</text:p>
      <text:p text:style-name="P9">Hint: Consider the difference between data and addresses.</text:p>
      <text:p text:style-name="P17">MARIE’s seven registers are:</text:p>
      <text:list xml:id="list1863900172" text:style-name="L4">
        <text:list-item>
          <text:p text:style-name="P19"><text:span text:style-name="T23">Accumulator</text:span>, AC </text:p>
          <text:list>
            <text:list-item>
              <text:p text:style-name="P19">A 16-bit register that holds conditional operator (e.g., “less than”) or one operand of a two-operand instruction.</text:p>
            </text:list-item>
          </text:list>
        </text:list-item>
        <text:list-item>
          <text:p text:style-name="P19"><text:span text:style-name="T23">Memory Address Register</text:span>, MAR</text:p>
          <text:list>
            <text:list-item>
              <text:p text:style-name="P19">a 12-bit register that holds the memory address or the operand of an instruction</text:p>
            </text:list-item>
          </text:list>
        </text:list-item>
        <text:list-item>
          <text:p text:style-name="P19"><text:span text:style-name="T23">Memory buffer register</text:span>, MBR</text:p>
          <text:list>
            <text:list-item>
              <text:p text:style-name="P19">a 16-bit register that holds data after retrieval from, or before placement in emmory</text:p>
            </text:list-item>
          </text:list>
        </text:list-item>
        <text:list-item>
          <text:p text:style-name="P19"><text:span text:style-name="T23">Program counter</text:span>, PC</text:p>
          <text:list>
            <text:list-item>
              <text:p text:style-name="P19">a 12-bit register that holds the address of the next program instruction to be executed.</text:p>
            </text:list-item>
          </text:list>
        </text:list-item>
        <text:list-item>
          <text:p text:style-name="P19"><text:span text:style-name="T23">Instruction register</text:span>, IR</text:p>
          <text:list>
            <text:list-item>
              <text:p text:style-name="P19">a 16-bit register which holds an instruction immediately preceding its execution</text:p>
            </text:list-item>
          </text:list>
        </text:list-item>
        <text:list-item>
          <text:p text:style-name="P19"><text:span text:style-name="T23">Input register</text:span>, IN</text:p>
          <text:list>
            <text:list-item>
              <text:p text:style-name="P19">an 8-bit register that holds data read from an input device.</text:p>
            </text:list-item>
          </text:list>
        </text:list-item>
        <text:list-item>
          <text:p text:style-name="P19"><text:span text:style-name="T23">Output register</text:span>, OUT</text:p>
          <text:list>
            <text:list-item>
              <text:p text:style-name="P18">an 8-bit register that holds data that is ready for the output device.</text:p>
            </text:list-item>
          </text:list>
        </text:list-item>
      </text:list>
      <text:p text:style-name="P17">MARIE’s MAR is only 12 bits wide as <text:span text:style-name="T25">it</text:span> does not need to carry <text:span text:style-name="T25">the opcode</text:span>, only the <text:span text:style-name="T25">memory address or operand</text:span>. The AC needs the full 16 bits in order to store the instruction (opcode) and and data (operand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11a6e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111a6e"/>
    </style:style>
    <style:style style:name="MT4" style:family="text">
      <style:text-properties style:font-name="Carlito" officeooo:rsid="0012687e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CS1</text:span><text:span text:style-name="MT2"><text:tab/></text:span><text:span text:style-name="MT1">Computer Systems</text:span><text:span text:style-name="MT2"><text:tab/></text:span><text:span text:style-name="MT3">12/11/2020</text:span></text:p>
      </style:header>
      <style:footer>
        <text:p text:style-name="MP2"><text:span text:style-name="MT2">Aaron Patrick Monte<text:tab/></text:span><text:span text:style-name="MT4">Assembly 1 Worksheet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15:12:13.427803570</meta:creation-date>
    <dc:title>Notetaking</dc:title>
    <meta:generator>LibreOffice/7.0.2.2$Linux_X86_64 LibreOffice_project/00$Build-2</meta:generator>
    <meta:editing-duration>PT15M29S</meta:editing-duration>
    <meta:editing-cycles>3</meta:editing-cycles>
    <dc:date>2020-11-12T15:38:23.638850719</dc:date>
    <meta:document-statistic meta:table-count="0" meta:image-count="0" meta:object-count="0" meta:page-count="2" meta:paragraph-count="42" meta:word-count="430" meta:character-count="2395" meta:non-whitespace-character-count="2026"/>
    <meta:template xlink:type="simple" xlink:actuate="onRequest" xlink:title="Notetaking" xlink:href="../../../../../.config/libreoffice/4/user/template/Notetaking.ott" meta:date="2020-11-12T15:12:12.814154569"/>
  </office:meta>
</office:document-meta>
</file>